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86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36.27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45.67mm"/>
    </style:style>
    <style:style style:name="co8" style:family="table-column">
      <style:table-column-properties fo:break-before="auto" style:column-width="47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66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ulations_22_3_2018" table:style-name="ta1">
        <table:shapes>
          <draw:frame draw:z-index="0" draw:style-name="gr1" draw:text-style-name="P1" svg:width="271.04mm" svg:height="90.04mm" svg:x="0.83mm" svg:y="78.62mm">
            <loext:p draw:notify-on-update-of-ranges="Simulations_22_3_2018.B2:Simulations_22_3_2018.B16 Simulations_22_3_2018.K2:Simulations_22_3_2018.K16 Simulations_22_3_2018.L2:Simulations_22_3_2018.L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6.81mm" svg:height="90.04mm" svg:x="279.38mm" svg:y="77.82mm">
            <loext:p draw:notify-on-update-of-ranges="Simulations_22_3_2018.B2:Simulations_22_3_2018.B16 Simulations_22_3_2018.M2:Simulations_22_3_2018.M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Waveformgenerator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Ipp(real)</text:p>
          </table:table-cell>
          <table:table-cell office:value-type="string" calcext:value-type="string">
            <text:p>Vpp(real)</text:p>
          </table:table-cell>
          <table:table-cell office:value-type="string" calcext:value-type="string">
            <text:p>Imax(real)</text:p>
          </table:table-cell>
          <table:table-cell office:value-type="string" calcext:value-type="string">
            <text:p>Vmax(real)</text:p>
          </table:table-cell>
          <table:table-cell office:value-type="string" calcext:value-type="string">
            <text:p>Ueff(real)</text:p>
          </table:table-cell>
          <table:table-cell office:value-type="string" calcext:value-type="string">
            <text:p>Ieff(real)</text:p>
          </table:table-cell>
          <table:table-cell office:value-type="string" calcext:value-type="string">
            <text:p>Ueff(measured)</text:p>
          </table:table-cell>
          <table:table-cell office:value-type="string" calcext:value-type="string">
            <text:p>Ieff(measured)</text:p>
          </table:table-cell>
          <table:table-cell office:value-type="string" calcext:value-type="string">
            <text:p>P(real)</text:p>
          </table:table-cell>
          <table:table-cell office:value-type="string" calcext:value-type="string">
            <text:p>P(measured)</text:p>
          </table:table-cell>
          <table:table-cell office:value-type="string" calcext:value-type="string">
            <text:p>Error[%]</text:p>
          </table:table-cell>
          <table:table-cell table:number-columns-repeated="3"/>
          <table:table-cell office:value-type="string" calcext:value-type="string">
            <text:p>Vpp to Ipp(real) calculation</text:p>
          </table:table-cell>
          <table:table-cell office:value-type="string" calcext:value-type="string">
            <text:p>Vpp to Vpp(real) calculation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table:formula="of:=[.B2]*[.$Q$2]" office:value-type="float" office:value="0.384615384615385" calcext:value-type="float">
            <text:p>0,384615384615385</text:p>
          </table:table-cell>
          <table:table-cell table:formula="of:=[.B2]*[.$R$2]" office:value-type="float" office:value="12.3556790123457" calcext:value-type="float">
            <text:p>12,3556790123457</text:p>
          </table:table-cell>
          <table:table-cell table:formula="of:=[.C2]/2" office:value-type="float" office:value="0.192307692307692" calcext:value-type="float">
            <text:p>0,192307692307692</text:p>
          </table:table-cell>
          <table:table-cell table:formula="of:=[.D2]/2" office:value-type="float" office:value="6.17783950617284" calcext:value-type="float">
            <text:p>6,17783950617284</text:p>
          </table:table-cell>
          <table:table-cell table:formula="of:=[.F2]/SQRT(2)" office:value-type="float" office:value="4.36839220789697" calcext:value-type="float">
            <text:p>4,36839220789697</text:p>
          </table:table-cell>
          <table:table-cell table:formula="of:=[.E2]/SQRT(2)" office:value-type="float" office:value="0.135982073305105" calcext:value-type="float">
            <text:p>0,135982073305105</text:p>
          </table:table-cell>
          <table:table-cell office:value-type="float" office:value="4.273784" calcext:value-type="float">
            <text:p>4,273784</text:p>
          </table:table-cell>
          <table:table-cell office:value-type="float" office:value="0.135563" calcext:value-type="float">
            <text:p>0,135563</text:p>
          </table:table-cell>
          <table:table-cell table:formula="of:=[.G2]*[.H2]" office:value-type="float" office:value="0.594023029439696" calcext:value-type="float">
            <text:p>0,594023029439696</text:p>
          </table:table-cell>
          <table:table-cell office:value-type="float" office:value="0" calcext:value-type="float">
            <text:p>0</text:p>
          </table:table-cell>
          <table:table-cell table:formula="of:=([.L2]/[.K2]-1)*100" office:value-type="float" office:value="-100" calcext:value-type="float">
            <text:p>-100</text:p>
          </table:table-cell>
          <table:table-cell table:number-columns-repeated="3"/>
          <table:table-cell table:formula="of:=1000/26" office:value-type="float" office:value="38.4615384615385" calcext:value-type="float">
            <text:p>38,4615384615385</text:p>
          </table:table-cell>
          <table:table-cell table:formula="of:=1000810/810" office:value-type="float" office:value="1235.56790123457" calcext:value-type="float">
            <text:p>1235,56790123457</text:p>
          </table:table-cell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table:formula="of:=[.B3]*[.$Q$2]" office:value-type="float" office:value="0.769230769230769" calcext:value-type="float">
            <text:p>0,769230769230769</text:p>
          </table:table-cell>
          <table:table-cell table:formula="of:=[.B3]*[.$R$2]" office:value-type="float" office:value="24.7113580246914" calcext:value-type="float">
            <text:p>24,7113580246914</text:p>
          </table:table-cell>
          <table:table-cell table:formula="of:=[.C3]/2" office:value-type="float" office:value="0.384615384615385" calcext:value-type="float">
            <text:p>0,384615384615385</text:p>
          </table:table-cell>
          <table:table-cell table:formula="of:=[.D3]/2" office:value-type="float" office:value="12.3556790123457" calcext:value-type="float">
            <text:p>12,3556790123457</text:p>
          </table:table-cell>
          <table:table-cell table:formula="of:=[.F3]/SQRT(2)" office:value-type="float" office:value="8.73678441579393" calcext:value-type="float">
            <text:p>8,73678441579393</text:p>
          </table:table-cell>
          <table:table-cell table:formula="of:=[.E3]/SQRT(2)" office:value-type="float" office:value="0.271964146610211" calcext:value-type="float">
            <text:p>0,271964146610211</text:p>
          </table:table-cell>
          <table:table-cell office:value-type="float" office:value="8.632078" calcext:value-type="float">
            <text:p>8,632078</text:p>
          </table:table-cell>
          <table:table-cell office:value-type="float" office:value="0.273893" calcext:value-type="float">
            <text:p>0,273893</text:p>
          </table:table-cell>
          <table:table-cell table:formula="of:=[.G3]*[.H3]" office:value-type="float" office:value="2.37609211775878" calcext:value-type="float">
            <text:p>2,37609211775878</text:p>
          </table:table-cell>
          <table:table-cell office:value-type="float" office:value="0" calcext:value-type="float">
            <text:p>0</text:p>
          </table:table-cell>
          <table:table-cell table:formula="of:=([.L3]/[.K3]-1)*100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table:formula="of:=[.B4]*[.$Q$2]" office:value-type="float" office:value="1.15384615384615" calcext:value-type="float">
            <text:p>1,15384615384615</text:p>
          </table:table-cell>
          <table:table-cell table:formula="of:=[.B4]*[.$R$2]" office:value-type="float" office:value="37.067037037037" calcext:value-type="float">
            <text:p>37,067037037037</text:p>
          </table:table-cell>
          <table:table-cell table:formula="of:=[.C4]/2" office:value-type="float" office:value="0.576923076923077" calcext:value-type="float">
            <text:p>0,576923076923077</text:p>
          </table:table-cell>
          <table:table-cell table:formula="of:=[.D4]/2" office:value-type="float" office:value="18.5335185185185" calcext:value-type="float">
            <text:p>18,5335185185185</text:p>
          </table:table-cell>
          <table:table-cell table:formula="of:=[.F4]/SQRT(2)" office:value-type="float" office:value="13.1051766236909" calcext:value-type="float">
            <text:p>13,1051766236909</text:p>
          </table:table-cell>
          <table:table-cell table:formula="of:=[.E4]/SQRT(2)" office:value-type="float" office:value="0.407946219915316" calcext:value-type="float">
            <text:p>0,407946219915316</text:p>
          </table:table-cell>
          <table:table-cell office:value-type="float" office:value="13.099072" calcext:value-type="float">
            <text:p>13,099072</text:p>
          </table:table-cell>
          <table:table-cell office:value-type="float" office:value="0.409456" calcext:value-type="float">
            <text:p>0,409456</text:p>
          </table:table-cell>
          <table:table-cell table:formula="of:=[.G4]*[.H4]" office:value-type="float" office:value="5.34620726495726" calcext:value-type="float">
            <text:p>5,34620726495726</text:p>
          </table:table-cell>
          <table:table-cell office:value-type="float" office:value="5.16096" calcext:value-type="float">
            <text:p>5,16096</text:p>
          </table:table-cell>
          <table:table-cell table:formula="of:=([.L4]/[.K4]-1)*100" office:value-type="float" office:value="-3.46502213207298" calcext:value-type="float">
            <text:p>-3,46502213207298</text:p>
          </table:table-cell>
          <table:table-cell table:number-columns-repeated="3"/>
          <table:table-cell office:value-type="string" calcext:value-type="string">
            <text:p>All values labeled „real“ are the calculated values by hand</text:p>
          </table:table-cell>
          <table:table-cell/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table:formula="of:=[.B5]*[.$Q$2]" office:value-type="float" office:value="1.53846153846154" calcext:value-type="float">
            <text:p>1,53846153846154</text:p>
          </table:table-cell>
          <table:table-cell table:formula="of:=[.B5]*[.$R$2]" office:value-type="float" office:value="49.4227160493827" calcext:value-type="float">
            <text:p>49,4227160493827</text:p>
          </table:table-cell>
          <table:table-cell table:formula="of:=[.C5]/2" office:value-type="float" office:value="0.769230769230769" calcext:value-type="float">
            <text:p>0,769230769230769</text:p>
          </table:table-cell>
          <table:table-cell table:formula="of:=[.D5]/2" office:value-type="float" office:value="24.7113580246914" calcext:value-type="float">
            <text:p>24,7113580246914</text:p>
          </table:table-cell>
          <table:table-cell table:formula="of:=[.F5]/SQRT(2)" office:value-type="float" office:value="17.4735688315879" calcext:value-type="float">
            <text:p>17,4735688315879</text:p>
          </table:table-cell>
          <table:table-cell table:formula="of:=[.E5]/SQRT(2)" office:value-type="float" office:value="0.543928293220421" calcext:value-type="float">
            <text:p>0,543928293220421</text:p>
          </table:table-cell>
          <table:table-cell office:value-type="float" office:value="17.602238" calcext:value-type="float">
            <text:p>17,602238</text:p>
          </table:table-cell>
          <table:table-cell office:value-type="float" office:value="0.550552" calcext:value-type="float">
            <text:p>0,550552</text:p>
          </table:table-cell>
          <table:table-cell table:formula="of:=[.G5]*[.H5]" office:value-type="float" office:value="9.50436847103514" calcext:value-type="float">
            <text:p>9,50436847103514</text:p>
          </table:table-cell>
          <table:table-cell office:value-type="float" office:value="7.74144" calcext:value-type="float">
            <text:p>7,74144</text:p>
          </table:table-cell>
          <table:table-cell table:formula="of:=([.L5]/[.K5]-1)*100" office:value-type="float" office:value="-18.5486124239366" calcext:value-type="float">
            <text:p>-18,54861242393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table:formula="of:=[.B6]*[.$Q$2]" office:value-type="float" office:value="1.92307692307692" calcext:value-type="float">
            <text:p>1,92307692307692</text:p>
          </table:table-cell>
          <table:table-cell table:formula="of:=[.B6]*[.$R$2]" office:value-type="float" office:value="61.7783950617284" calcext:value-type="float">
            <text:p>61,7783950617284</text:p>
          </table:table-cell>
          <table:table-cell table:formula="of:=[.C6]/2" office:value-type="float" office:value="0.961538461538462" calcext:value-type="float">
            <text:p>0,961538461538462</text:p>
          </table:table-cell>
          <table:table-cell table:formula="of:=[.D6]/2" office:value-type="float" office:value="30.8891975308642" calcext:value-type="float">
            <text:p>30,8891975308642</text:p>
          </table:table-cell>
          <table:table-cell table:formula="of:=[.F6]/SQRT(2)" office:value-type="float" office:value="21.8419610394848" calcext:value-type="float">
            <text:p>21,8419610394848</text:p>
          </table:table-cell>
          <table:table-cell table:formula="of:=[.E6]/SQRT(2)" office:value-type="float" office:value="0.679910366525526" calcext:value-type="float">
            <text:p>0,679910366525526</text:p>
          </table:table-cell>
          <table:table-cell office:value-type="float" office:value="21.646688" calcext:value-type="float">
            <text:p>21,646688</text:p>
          </table:table-cell>
          <table:table-cell office:value-type="float" office:value="0.686115" calcext:value-type="float">
            <text:p>0,686115</text:p>
          </table:table-cell>
          <table:table-cell table:formula="of:=[.G6]*[.H6]" office:value-type="float" office:value="14.8505757359924" calcext:value-type="float">
            <text:p>14,8505757359924</text:p>
          </table:table-cell>
          <table:table-cell office:value-type="float" office:value="12.9024" calcext:value-type="float">
            <text:p>12,9024</text:p>
          </table:table-cell>
          <table:table-cell table:formula="of:=([.L6]/[.K6]-1)*100" office:value-type="float" office:value="-13.1185199188657" calcext:value-type="float">
            <text:p>-13,11851991886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table:formula="of:=[.B7]*[.$Q$2]" office:value-type="float" office:value="2.30769230769231" calcext:value-type="float">
            <text:p>2,30769230769231</text:p>
          </table:table-cell>
          <table:table-cell table:formula="of:=[.B7]*[.$R$2]" office:value-type="float" office:value="74.1340740740741" calcext:value-type="float">
            <text:p>74,1340740740741</text:p>
          </table:table-cell>
          <table:table-cell table:formula="of:=[.C7]/2" office:value-type="float" office:value="1.15384615384615" calcext:value-type="float">
            <text:p>1,15384615384615</text:p>
          </table:table-cell>
          <table:table-cell table:formula="of:=[.D7]/2" office:value-type="float" office:value="37.067037037037" calcext:value-type="float">
            <text:p>37,067037037037</text:p>
          </table:table-cell>
          <table:table-cell table:formula="of:=[.F7]/SQRT(2)" office:value-type="float" office:value="26.2103532473818" calcext:value-type="float">
            <text:p>26,2103532473818</text:p>
          </table:table-cell>
          <table:table-cell table:formula="of:=[.E7]/SQRT(2)" office:value-type="float" office:value="0.815892439830632" calcext:value-type="float">
            <text:p>0,815892439830632</text:p>
          </table:table-cell>
          <table:table-cell office:value-type="float" office:value="26.101563" calcext:value-type="float">
            <text:p>26,101563</text:p>
          </table:table-cell>
          <table:table-cell office:value-type="float" office:value="0.824455" calcext:value-type="float">
            <text:p>0,824455</text:p>
          </table:table-cell>
          <table:table-cell table:formula="of:=[.G7]*[.H7]" office:value-type="float" office:value="21.3848290598291" calcext:value-type="float">
            <text:p>21,3848290598291</text:p>
          </table:table-cell>
          <table:table-cell office:value-type="float" office:value="20.64384" calcext:value-type="float">
            <text:p>20,64384</text:p>
          </table:table-cell>
          <table:table-cell table:formula="of:=([.L7]/[.K7]-1)*100" office:value-type="float" office:value="-3.46502213207301" calcext:value-type="float">
            <text:p>-3,465022132073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table:formula="of:=[.B8]*[.$Q$2]" office:value-type="float" office:value="2.69230769230769" calcext:value-type="float">
            <text:p>2,69230769230769</text:p>
          </table:table-cell>
          <table:table-cell table:formula="of:=[.B8]*[.$R$2]" office:value-type="float" office:value="86.4897530864197" calcext:value-type="float">
            <text:p>86,4897530864197</text:p>
          </table:table-cell>
          <table:table-cell table:formula="of:=[.C8]/2" office:value-type="float" office:value="1.34615384615385" calcext:value-type="float">
            <text:p>1,34615384615385</text:p>
          </table:table-cell>
          <table:table-cell table:formula="of:=[.D8]/2" office:value-type="float" office:value="43.2448765432099" calcext:value-type="float">
            <text:p>43,2448765432099</text:p>
          </table:table-cell>
          <table:table-cell table:formula="of:=[.F8]/SQRT(2)" office:value-type="float" office:value="30.5787454552788" calcext:value-type="float">
            <text:p>30,5787454552788</text:p>
          </table:table-cell>
          <table:table-cell table:formula="of:=[.E8]/SQRT(2)" office:value-type="float" office:value="0.951874513135737" calcext:value-type="float">
            <text:p>0,951874513135737</text:p>
          </table:table-cell>
          <table:table-cell office:value-type="float" office:value="30.677165" calcext:value-type="float">
            <text:p>30,677165</text:p>
          </table:table-cell>
          <table:table-cell office:value-type="float" office:value="0.962785" calcext:value-type="float">
            <text:p>0,962785</text:p>
          </table:table-cell>
          <table:table-cell table:formula="of:=[.G8]*[.H8]" office:value-type="float" office:value="29.1071284425451" calcext:value-type="float">
            <text:p>29,1071284425451</text:p>
          </table:table-cell>
          <table:table-cell office:value-type="float" office:value="28.38528" calcext:value-type="float">
            <text:p>28,38528</text:p>
          </table:table-cell>
          <table:table-cell table:formula="of:=([.L8]/[.K8]-1)*100" office:value-type="float" office:value="-2.4799713375023" calcext:value-type="float">
            <text:p>-2,47997133750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table:formula="of:=[.B9]*[.$Q$2]" office:value-type="float" office:value="3.07692307692308" calcext:value-type="float">
            <text:p>3,07692307692308</text:p>
          </table:table-cell>
          <table:table-cell table:formula="of:=[.B9]*[.$R$2]" office:value-type="float" office:value="98.8454320987654" calcext:value-type="float">
            <text:p>98,8454320987654</text:p>
          </table:table-cell>
          <table:table-cell table:formula="of:=[.C9]/2" office:value-type="float" office:value="1.53846153846154" calcext:value-type="float">
            <text:p>1,53846153846154</text:p>
          </table:table-cell>
          <table:table-cell table:formula="of:=[.D9]/2" office:value-type="float" office:value="49.4227160493827" calcext:value-type="float">
            <text:p>49,4227160493827</text:p>
          </table:table-cell>
          <table:table-cell table:formula="of:=[.F9]/SQRT(2)" office:value-type="float" office:value="34.9471376631757" calcext:value-type="float">
            <text:p>34,9471376631757</text:p>
          </table:table-cell>
          <table:table-cell table:formula="of:=[.E9]/SQRT(2)" office:value-type="float" office:value="1.08785658644084" calcext:value-type="float">
            <text:p>1,08785658644084</text:p>
          </table:table-cell>
          <table:table-cell office:value-type="float" office:value="35.228669" calcext:value-type="float">
            <text:p>35,228669</text:p>
          </table:table-cell>
          <table:table-cell office:value-type="float" office:value="1.101114" calcext:value-type="float">
            <text:p>1,101114</text:p>
          </table:table-cell>
          <table:table-cell table:formula="of:=[.G9]*[.H9]" office:value-type="float" office:value="38.0174738841405" calcext:value-type="float">
            <text:p>38,0174738841405</text:p>
          </table:table-cell>
          <table:table-cell office:value-type="float" office:value="36.12672" calcext:value-type="float">
            <text:p>36,12672</text:p>
          </table:table-cell>
          <table:table-cell table:formula="of:=([.L9]/[.K9]-1)*100" office:value-type="float" office:value="-4.97338116125936" calcext:value-type="float">
            <text:p>-4,973381161259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table:formula="of:=[.B10]*[.$Q$2]" office:value-type="float" office:value="3.46153846153846" calcext:value-type="float">
            <text:p>3,46153846153846</text:p>
          </table:table-cell>
          <table:table-cell table:formula="of:=[.B10]*[.$R$2]" office:value-type="float" office:value="111.201111111111" calcext:value-type="float">
            <text:p>111,201111111111</text:p>
          </table:table-cell>
          <table:table-cell table:formula="of:=[.C10]/2" office:value-type="float" office:value="1.73076923076923" calcext:value-type="float">
            <text:p>1,73076923076923</text:p>
          </table:table-cell>
          <table:table-cell table:formula="of:=[.D10]/2" office:value-type="float" office:value="55.6005555555556" calcext:value-type="float">
            <text:p>55,6005555555556</text:p>
          </table:table-cell>
          <table:table-cell table:formula="of:=[.F10]/SQRT(2)" office:value-type="float" office:value="39.3155298710727" calcext:value-type="float">
            <text:p>39,3155298710727</text:p>
          </table:table-cell>
          <table:table-cell table:formula="of:=[.E10]/SQRT(2)" office:value-type="float" office:value="1.22383865974595" calcext:value-type="float">
            <text:p>1,22383865974595</text:p>
          </table:table-cell>
          <table:table-cell office:value-type="float" office:value="38.886745" calcext:value-type="float">
            <text:p>38,886745</text:p>
          </table:table-cell>
          <table:table-cell office:value-type="float" office:value="1.239444" calcext:value-type="float">
            <text:p>1,239444</text:p>
          </table:table-cell>
          <table:table-cell table:formula="of:=[.G10]*[.H10]" office:value-type="float" office:value="48.1158653846154" calcext:value-type="float">
            <text:p>48,1158653846154</text:p>
          </table:table-cell>
          <table:table-cell office:value-type="float" office:value="46.44864" calcext:value-type="float">
            <text:p>46,44864</text:p>
          </table:table-cell>
          <table:table-cell table:formula="of:=([.L10]/[.K10]-1)*100" office:value-type="float" office:value="-3.46502213207299" calcext:value-type="float">
            <text:p>-3,46502213207299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2" office:value-type="float" office:value="0.1" calcext:value-type="float">
            <text:p>0,1</text:p>
          </table:table-cell>
          <table:table-cell table:style-name="ce2" table:formula="of:=[.B11]*[.$Q$2]" office:value-type="float" office:value="3.84615384615385" calcext:value-type="float">
            <text:p>3,84615384615385</text:p>
          </table:table-cell>
          <table:table-cell table:style-name="ce2" table:formula="of:=[.B11]*[.$R$2]" office:value-type="float" office:value="123.556790123457" calcext:value-type="float">
            <text:p>123,556790123457</text:p>
          </table:table-cell>
          <table:table-cell table:formula="of:=[.C11]/2" office:value-type="float" office:value="1.92307692307692" calcext:value-type="float">
            <text:p>1,92307692307692</text:p>
          </table:table-cell>
          <table:table-cell table:formula="of:=[.D11]/2" office:value-type="float" office:value="61.7783950617284" calcext:value-type="float">
            <text:p>61,7783950617284</text:p>
          </table:table-cell>
          <table:table-cell table:formula="of:=[.F11]/SQRT(2)" office:value-type="float" office:value="43.6839220789697" calcext:value-type="float">
            <text:p>43,6839220789697</text:p>
          </table:table-cell>
          <table:table-cell table:formula="of:=[.E11]/SQRT(2)" office:value-type="float" office:value="1.35982073305105" calcext:value-type="float">
            <text:p>1,35982073305105</text:p>
          </table:table-cell>
          <table:table-cell office:value-type="float" office:value="43.124312" calcext:value-type="float">
            <text:p>43,124312</text:p>
          </table:table-cell>
          <table:table-cell office:value-type="float" office:value="1.377774" calcext:value-type="float">
            <text:p>1,377774</text:p>
          </table:table-cell>
          <table:table-cell table:formula="of:=[.G11]*[.H11]" office:value-type="float" office:value="59.4023029439696" calcext:value-type="float">
            <text:p>59,4023029439696</text:p>
          </table:table-cell>
          <table:table-cell office:value-type="float" office:value="59.35104" calcext:value-type="float">
            <text:p>59,35104</text:p>
          </table:table-cell>
          <table:table-cell table:formula="of:=([.L11]/[.K11]-1)*100" office:value-type="float" office:value="-0.0862979066955427" calcext:value-type="float">
            <text:p>-0,0862979066955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table:formula="of:=[.B12]*[.$Q$2]" office:value-type="float" office:value="4.23076923076923" calcext:value-type="float">
            <text:p>4,23076923076923</text:p>
          </table:table-cell>
          <table:table-cell table:formula="of:=[.B12]*[.$R$2]" office:value-type="float" office:value="135.912469135802" calcext:value-type="float">
            <text:p>135,912469135802</text:p>
          </table:table-cell>
          <table:table-cell table:formula="of:=[.C12]/2" office:value-type="float" office:value="2.11538461538462" calcext:value-type="float">
            <text:p>2,11538461538462</text:p>
          </table:table-cell>
          <table:table-cell table:formula="of:=[.D12]/2" office:value-type="float" office:value="67.9562345679012" calcext:value-type="float">
            <text:p>67,9562345679012</text:p>
          </table:table-cell>
          <table:table-cell table:formula="of:=[.F12]/SQRT(2)" office:value-type="float" office:value="48.0523142868666" calcext:value-type="float">
            <text:p>48,0523142868666</text:p>
          </table:table-cell>
          <table:table-cell table:formula="of:=[.E12]/SQRT(2)" office:value-type="float" office:value="1.49580280635616" calcext:value-type="float">
            <text:p>1,49580280635616</text:p>
          </table:table-cell>
          <table:table-cell office:value-type="float" office:value="48.617486" calcext:value-type="float">
            <text:p>48,617486</text:p>
          </table:table-cell>
          <table:table-cell office:value-type="float" office:value="1.513347" calcext:value-type="float">
            <text:p>1,513347</text:p>
          </table:table-cell>
          <table:table-cell table:formula="of:=[.G12]*[.H12]" office:value-type="float" office:value="71.8767865622032" calcext:value-type="float">
            <text:p>71,8767865622032</text:p>
          </table:table-cell>
          <table:table-cell office:value-type="float" office:value="72.25344" calcext:value-type="float">
            <text:p>72,25344</text:p>
          </table:table-cell>
          <table:table-cell table:formula="of:=([.L12]/[.K12]-1)*100" office:value-type="float" office:value="0.524026540155376" calcext:value-type="float">
            <text:p>0,5240265401553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table:formula="of:=[.B13]*[.$Q$2]" office:value-type="float" office:value="4.61538461538462" calcext:value-type="float">
            <text:p>4,61538461538462</text:p>
          </table:table-cell>
          <table:table-cell table:formula="of:=[.B13]*[.$R$2]" office:value-type="float" office:value="148.268148148148" calcext:value-type="float">
            <text:p>148,268148148148</text:p>
          </table:table-cell>
          <table:table-cell table:formula="of:=[.C13]/2" office:value-type="float" office:value="2.30769230769231" calcext:value-type="float">
            <text:p>2,30769230769231</text:p>
          </table:table-cell>
          <table:table-cell table:formula="of:=[.D13]/2" office:value-type="float" office:value="74.1340740740741" calcext:value-type="float">
            <text:p>74,1340740740741</text:p>
          </table:table-cell>
          <table:table-cell table:formula="of:=[.F13]/SQRT(2)" office:value-type="float" office:value="52.4207064947636" calcext:value-type="float">
            <text:p>52,4207064947636</text:p>
          </table:table-cell>
          <table:table-cell table:formula="of:=[.E13]/SQRT(2)" office:value-type="float" office:value="1.63178487966126" calcext:value-type="float">
            <text:p>1,63178487966126</text:p>
          </table:table-cell>
          <table:table-cell office:value-type="float" office:value="52.360072" calcext:value-type="float">
            <text:p>52,360072</text:p>
          </table:table-cell>
          <table:table-cell office:value-type="float" office:value="1.651677" calcext:value-type="float">
            <text:p>1,651677</text:p>
          </table:table-cell>
          <table:table-cell table:formula="of:=[.G13]*[.H13]" office:value-type="float" office:value="85.5393162393162" calcext:value-type="float">
            <text:p>85,5393162393162</text:p>
          </table:table-cell>
          <table:table-cell office:value-type="float" office:value="85.15584" calcext:value-type="float">
            <text:p>85,15584</text:p>
          </table:table-cell>
          <table:table-cell table:formula="of:=([.L13]/[.K13]-1)*100" office:value-type="float" office:value="-0.448304073700268" calcext:value-type="float">
            <text:p>-0,4483040737002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3" calcext:value-type="float">
            <text:p>0,13</text:p>
          </table:table-cell>
          <table:table-cell table:formula="of:=[.B14]*[.$Q$2]" office:value-type="float" office:value="5" calcext:value-type="float">
            <text:p>5</text:p>
          </table:table-cell>
          <table:table-cell table:formula="of:=[.B14]*[.$R$2]" office:value-type="float" office:value="160.623827160494" calcext:value-type="float">
            <text:p>160,623827160494</text:p>
          </table:table-cell>
          <table:table-cell table:formula="of:=[.C14]/2" office:value-type="float" office:value="2.5" calcext:value-type="float">
            <text:p>2,5</text:p>
          </table:table-cell>
          <table:table-cell table:formula="of:=[.D14]/2" office:value-type="float" office:value="80.3119135802469" calcext:value-type="float">
            <text:p>80,3119135802469</text:p>
          </table:table-cell>
          <table:table-cell table:formula="of:=[.F14]/SQRT(2)" office:value-type="float" office:value="56.7890987026606" calcext:value-type="float">
            <text:p>56,7890987026606</text:p>
          </table:table-cell>
          <table:table-cell table:formula="of:=[.E14]/SQRT(2)" office:value-type="float" office:value="1.76776695296637" calcext:value-type="float">
            <text:p>1,76776695296637</text:p>
          </table:table-cell>
          <table:table-cell office:value-type="float" office:value="56.452813" calcext:value-type="float">
            <text:p>56,452813</text:p>
          </table:table-cell>
          <table:table-cell office:value-type="float" office:value="1.78724" calcext:value-type="float">
            <text:p>1,78724</text:p>
          </table:table-cell>
          <table:table-cell table:formula="of:=[.G14]*[.H14]" office:value-type="float" office:value="100.389891975309" calcext:value-type="float">
            <text:p>100,389891975309</text:p>
          </table:table-cell>
          <table:table-cell office:value-type="float" office:value="100.63872" calcext:value-type="float">
            <text:p>100,63872</text:p>
          </table:table-cell>
          <table:table-cell table:formula="of:=([.L14]/[.K14]-1)*100" office:value-type="float" office:value="0.247861632078017" calcext:value-type="float">
            <text:p>0,2478616320780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4" calcext:value-type="float">
            <text:p>0,14</text:p>
          </table:table-cell>
          <table:table-cell table:formula="of:=[.B15]*[.$Q$2]" office:value-type="float" office:value="5.38461538461539" calcext:value-type="float">
            <text:p>5,38461538461539</text:p>
          </table:table-cell>
          <table:table-cell table:formula="of:=[.B15]*[.$R$2]" office:value-type="float" office:value="172.97950617284" calcext:value-type="float">
            <text:p>172,97950617284</text:p>
          </table:table-cell>
          <table:table-cell table:formula="of:=[.C15]/2" office:value-type="float" office:value="2.69230769230769" calcext:value-type="float">
            <text:p>2,69230769230769</text:p>
          </table:table-cell>
          <table:table-cell table:formula="of:=[.D15]/2" office:value-type="float" office:value="86.4897530864198" calcext:value-type="float">
            <text:p>86,4897530864198</text:p>
          </table:table-cell>
          <table:table-cell table:formula="of:=[.F15]/SQRT(2)" office:value-type="float" office:value="61.1574909105575" calcext:value-type="float">
            <text:p>61,1574909105575</text:p>
          </table:table-cell>
          <table:table-cell table:formula="of:=[.E15]/SQRT(2)" office:value-type="float" office:value="1.90374902627147" calcext:value-type="float">
            <text:p>1,90374902627147</text:p>
          </table:table-cell>
          <table:table-cell office:value-type="float" office:value="61.535468" calcext:value-type="float">
            <text:p>61,535468</text:p>
          </table:table-cell>
          <table:table-cell office:value-type="float" office:value="1.922803" calcext:value-type="float">
            <text:p>1,922803</text:p>
          </table:table-cell>
          <table:table-cell table:formula="of:=[.G15]*[.H15]" office:value-type="float" office:value="116.42851377018" calcext:value-type="float">
            <text:p>116,42851377018</text:p>
          </table:table-cell>
          <table:table-cell office:value-type="float" office:value="116.1216" calcext:value-type="float">
            <text:p>116,1216</text:p>
          </table:table-cell>
          <table:table-cell table:formula="of:=([.L15]/[.K15]-1)*100" office:value-type="float" office:value="-0.263607049718306" calcext:value-type="float">
            <text:p>-0,2636070497183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table:formula="of:=[.B16]*[.$Q$2]" office:value-type="float" office:value="5.76923076923077" calcext:value-type="float">
            <text:p>5,76923076923077</text:p>
          </table:table-cell>
          <table:table-cell table:formula="of:=[.B16]*[.$R$2]" office:value-type="float" office:value="185.335185185185" calcext:value-type="float">
            <text:p>185,335185185185</text:p>
          </table:table-cell>
          <table:table-cell table:formula="of:=[.C16]/2" office:value-type="float" office:value="2.88461538461538" calcext:value-type="float">
            <text:p>2,88461538461538</text:p>
          </table:table-cell>
          <table:table-cell table:formula="of:=[.D16]/2" office:value-type="float" office:value="92.6675925925926" calcext:value-type="float">
            <text:p>92,6675925925926</text:p>
          </table:table-cell>
          <table:table-cell table:formula="of:=[.F16]/SQRT(2)" office:value-type="float" office:value="65.5258831184545" calcext:value-type="float">
            <text:p>65,5258831184545</text:p>
          </table:table-cell>
          <table:table-cell table:formula="of:=[.E16]/SQRT(2)" office:value-type="float" office:value="2.03973109957658" calcext:value-type="float">
            <text:p>2,03973109957658</text:p>
          </table:table-cell>
          <table:table-cell office:value-type="float" office:value="64.626128" calcext:value-type="float">
            <text:p>64,626128</text:p>
          </table:table-cell>
          <table:table-cell office:value-type="float" office:value="2.063899" calcext:value-type="float">
            <text:p>2,063899</text:p>
          </table:table-cell>
          <table:table-cell table:formula="of:=[.G16]*[.H16]" office:value-type="float" office:value="133.655181623932" calcext:value-type="float">
            <text:p>133,655181623932</text:p>
          </table:table-cell>
          <table:table-cell office:value-type="float" office:value="134.18496" calcext:value-type="float">
            <text:p>134,18496</text:p>
          </table:table-cell>
          <table:table-cell table:formula="of:=([.L16]/[.K16]-1)*100" office:value-type="float" office:value="0.396376982644009" calcext:value-type="float">
            <text:p>0,39637698264400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3:15:18.110991852</meta:creation-date>
    <dc:date>2018-03-15T23:54:37.434446213</dc:date>
    <meta:editing-duration>PT18M5S</meta:editing-duration>
    <meta:editing-cycles>8</meta:editing-cycles>
    <meta:generator>LibreOffice/5.2.7.2$Linux_ARM_EABI LibreOffice_project/528e71104c3fcc3637004cef595401b05295414c</meta:generator>
    <meta:document-statistic meta:table-count="1" meta:cell-count="1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105cm" svg:height="9.005cm" xlink:href=".." xlink:type="simple" chart:class="chart:line" chart:style-name="ch1">
        <chart:title svg:x="10.757cm" svg:y="0.316cm" chart:style-name="ch2">
          <text:p>Power Calibration Simulated</text:p>
        </chart:title>
        <chart:legend chart:legend-position="end" svg:x="23.882cm" svg:y="3.954cm" style:legend-expansion="high" chart:style-name="ch3"/>
        <chart:plot-area chart:style-name="ch4" table:cell-range-address="Simulations_22_3_2018.B2:Simulations_22_3_2018.B16 Simulations_22_3_2018.K2:Simulations_22_3_2018.L16" chart:data-source-has-labels="both" svg:x="1.553cm" svg:y="1.275cm" svg:width="21.787cm" svg:height="6.569cm">
          <chartooo:coordinate-region svg:x="2.174cm" svg:y="1.474cm" svg:width="20.648cm" svg:height="5.723cm"/>
          <chart:axis chart:dimension="x" chart:name="primary-x" chart:style-name="ch5" chartooo:axis-type="auto">
            <chartooo:date-scale/>
            <chart:title svg:x="11.939cm" svg:y="8.024cm" chart:style-name="ch6">
              <text:p>Vpp[V]</text:p>
            </chart:title>
            <chart:categories table:cell-range-address="Simulations_22_3_2018.B2:Simulations_22_3_2018.B16"/>
          </chart:axis>
          <chart:axis chart:dimension="y" chart:name="primary-y" chart:style-name="ch5">
            <chart:title svg:x="0.451cm" svg:y="4.947cm" chart:style-name="ch7">
              <text:p>P[W]</text:p>
            </chart:title>
            <chart:grid chart:style-name="ch8" chart:class="major"/>
          </chart:axis>
          <chart:series chart:style-name="ch9" chart:values-cell-range-address="Simulations_22_3_2018.K2:Simulations_22_3_2018.K16" loext:label-string="p_real" chart:class="chart:line">
            <chart:data-point chart:repeated="15"/>
          </chart:series>
          <chart:series chart:style-name="ch10" chart:values-cell-range-address="Simulations_22_3_2018.L2:Simulations_22_3_2018.L16" loext:label-string="p_measured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real</text:p>
              </table:table-cell>
              <table:table-cell office:value-type="string">
                <text:p>p_measured</text:p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imulations_22_3_2018.B2:Simulations_22_3_2018.B16</svg:desc>
                </draw:g>
              </table:table-cell>
              <table:table-cell office:value-type="float" office:value="0.594023029439696">
                <text:p>0.594023029439696</text:p>
                <draw:g>
                  <svg:desc>Simulations_22_3_2018.K2:Simulations_22_3_2018.K16</svg:desc>
                </draw:g>
              </table:table-cell>
              <table:table-cell office:value-type="float" office:value="0">
                <text:p>0</text:p>
                <draw:g>
                  <svg:desc>Simulations_22_3_2018.L2:Simulations_22_3_2018.L16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2.37609211775878">
                <text:p>2.37609211775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5.34620726495726">
                <text:p>5.34620726495726</text:p>
              </table:table-cell>
              <table:table-cell office:value-type="float" office:value="5.16096">
                <text:p>5.16096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9.50436847103514">
                <text:p>9.50436847103514</text:p>
              </table:table-cell>
              <table:table-cell office:value-type="float" office:value="7.74144">
                <text:p>7.74144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4.8505757359924">
                <text:p>14.8505757359924</text:p>
              </table:table-cell>
              <table:table-cell office:value-type="float" office:value="12.9024">
                <text:p>12.9024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21.3848290598291">
                <text:p>21.3848290598291</text:p>
              </table:table-cell>
              <table:table-cell office:value-type="float" office:value="20.64384">
                <text:p>20.64384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29.1071284425451">
                <text:p>29.1071284425451</text:p>
              </table:table-cell>
              <table:table-cell office:value-type="float" office:value="28.38528">
                <text:p>28.38528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38.0174738841405">
                <text:p>38.0174738841405</text:p>
              </table:table-cell>
              <table:table-cell office:value-type="float" office:value="36.12672">
                <text:p>36.12672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48.1158653846154">
                <text:p>48.1158653846154</text:p>
              </table:table-cell>
              <table:table-cell office:value-type="float" office:value="46.44864">
                <text:p>46.4486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59.4023029439696">
                <text:p>59.4023029439696</text:p>
              </table:table-cell>
              <table:table-cell office:value-type="float" office:value="59.35104">
                <text:p>59.35104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71.8767865622032">
                <text:p>71.8767865622032</text:p>
              </table:table-cell>
              <table:table-cell office:value-type="float" office:value="72.25344">
                <text:p>72.25344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85.5393162393162">
                <text:p>85.5393162393162</text:p>
              </table:table-cell>
              <table:table-cell office:value-type="float" office:value="85.15584">
                <text:p>85.1558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00.389891975309">
                <text:p>100.389891975309</text:p>
              </table:table-cell>
              <table:table-cell office:value-type="float" office:value="100.63872">
                <text:p>100.6387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6.42851377018">
                <text:p>116.42851377018</text:p>
              </table:table-cell>
              <table:table-cell office:value-type="float" office:value="116.1216">
                <text:p>116.121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33.655181623932">
                <text:p>133.655181623932</text:p>
              </table:table-cell>
              <table:table-cell office:value-type="float" office:value="134.18496">
                <text:p>134.18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528e71104c3fcc3637004cef595401b05295414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82cm" svg:height="9.005cm" xlink:href=".." xlink:type="simple" chart:class="chart:line" chart:style-name="ch1">
        <chart:title svg:x="8.858cm" svg:y="0.316cm" chart:style-name="ch2">
          <text:p>Error [%]</text:p>
        </chart:title>
        <chart:legend chart:legend-position="end" svg:x="17.65cm" svg:y="4.203cm" style:legend-expansion="high" chart:style-name="ch3"/>
        <chart:plot-area chart:style-name="ch4" table:cell-range-address="Simulations_22_3_2018.B2:Simulations_22_3_2018.B16 Simulations_22_3_2018.M2:Simulations_22_3_2018.M16" chart:data-source-has-labels="both" svg:x="1.404cm" svg:y="1.275cm" svg:width="15.853cm" svg:height="6.569cm">
          <chartooo:coordinate-region svg:x="2.316cm" svg:y="1.474cm" svg:width="14.609cm" svg:height="6.171cm"/>
          <chart:axis chart:dimension="x" chart:name="primary-x" chart:style-name="ch5" chartooo:axis-type="auto">
            <chartooo:date-scale/>
            <chart:title svg:x="8.823cm" svg:y="8.024cm" chart:style-name="ch6">
              <text:p>Vpp[V]</text:p>
            </chart:title>
            <chart:categories table:cell-range-address="Simulations_22_3_2018.B2:Simulations_22_3_2018.B16"/>
          </chart:axis>
          <chart:axis chart:dimension="y" chart:name="primary-y" chart:style-name="ch5">
            <chart:title svg:x="0.451cm" svg:y="5.198cm" chart:style-name="ch7">
              <text:p>Error[%]</text:p>
            </chart:title>
            <chart:grid chart:style-name="ch8" chart:class="major"/>
          </chart:axis>
          <chart:series chart:style-name="ch9" chart:values-cell-range-address="Simulations_22_3_2018.M2:Simulations_22_3_2018.M16" loext:label-string="error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imulations_22_3_2018.B2:Simulations_22_3_2018.B16</svg:desc>
                </draw:g>
              </table:table-cell>
              <table:table-cell office:value-type="float" office:value="-100">
                <text:p>-100</text:p>
                <draw:g>
                  <svg:desc>Simulations_22_3_2018.M2:Simulations_22_3_2018.M16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-3.46502213207298">
                <text:p>-3.46502213207298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-18.5486124239366">
                <text:p>-18.5486124239366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-13.1185199188657">
                <text:p>-13.1185199188657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-3.46502213207301">
                <text:p>-3.4650221320730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-2.4799713375023">
                <text:p>-2.4799713375023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-4.97338116125936">
                <text:p>-4.97338116125936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-3.46502213207299">
                <text:p>-3.4650221320729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-0.0862979066955427">
                <text:p>-0.0862979066955427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524026540155376">
                <text:p>0.524026540155376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-0.448304073700268">
                <text:p>-0.448304073700268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247861632078017">
                <text:p>0.247861632078017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-0.263607049718306">
                <text:p>-0.26360704971830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396376982644009">
                <text:p>0.3963769826440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528e71104c3fcc3637004cef595401b05295414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